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ss_pot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</table:table>
      <table:table table:name="pss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table table:name="pss2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pss3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pss_out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6:16:06.301193378</meta:creation-date>
    <dc:date>2025-01-24T16:17:46.393730187</dc:date>
    <meta:editing-duration>PT1M40S</meta:editing-duration>
    <meta:editing-cycles>2</meta:editing-cycles>
    <meta:generator>LibreOffice/7.3.7.2$Linux_X86_64 LibreOffice_project/30$Build-2</meta:generator>
    <meta:document-statistic meta:table-count="5" meta:cell-count="24" meta:object-count="0"/>
  </office:meta>
</office:document-meta>
</file>